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2.06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56.13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8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Affected_20_entity_20_dataset">
      <style:table-properties table:display="true" style:writing-mode="lr-tb"/>
    </style:style>
    <style:style style:name="ta2" style:family="table" style:master-page-name="PageStyle_5f_Socio-economic_20_datase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56a3f1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mm" style:writing-mode="page"/>
      <style:text-properties fo:color="#5aadf1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ffected entity datas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Affected entity datatset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Spatial resolution</text:p>
          </table:table-cell>
          <table:table-cell table:style-name="ce1" office:value-type="string">
            <text:p>Temporal resolution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Access Date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opulation (GHSL) 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0.5 arcmin</text:p>
          </table:table-cell>
          <table:table-cell table:style-name="ce2" office:value-type="string">
            <text:p>2015, 2015</text:p>
          </table:table-cell>
          <table:table-cell table:style-name="ce2" office:value-type="string">
            <text:p>Schiavina et al., 2019</text:p>
          </table:table-cell>
          <table:table-cell table:style-name="ce2" office:value-type="string">
            <text:p>Population count GHSL R2019a</text:p>
          </table:table-cell>
          <table:table-cell table:style-name="ce3" office:value-type="string">
            <text:p><text:a xlink:href="https://ghsl.jrc.ec.europa.eu/datasets.php">https://ghsl.jrc.ec.europa.eu/datasets.php</text:a></text:p>
          </table:table-cell>
          <table:table-cell table:style-name="ce5" office:value-type="date" office:date-value="2022-01-03">
            <text:p>2022-01-03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opulation (GPW) 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0.5 arcmin</text:p>
          </table:table-cell>
          <table:table-cell table:style-name="ce2" office:value-type="string">
            <text:p>2000, 2005, 2010, 2015, 2020</text:p>
          </table:table-cell>
          <table:table-cell table:style-name="ce2" office:value-type="string">
            <text:p>CIESIN, 2018b</text:p>
          </table:table-cell>
          <table:table-cell table:style-name="ce2" office:value-type="string">
            <text:p>Population count Gridded Population of the World v4</text:p>
          </table:table-cell>
          <table:table-cell table:style-name="ce3" office:value-type="string">
            <text:p><text:a xlink:href="https://sedac.ciesin.columbia.edu/data/collection/gpw-v4">https://sedac.ciesin.columbia.edu/data/collection/gpw-v4</text:a></text:p>
          </table:table-cell>
          <table:table-cell table:style-name="ce5" office:value-type="date" office:date-value="2021-02-15">
            <text:p>2021-02-15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GDP</text:p>
          </table:table-cell>
          <table:table-cell table:style-name="ce2" office:value-type="string">
            <text:p>PPP const. 2011 int. USD</text:p>
          </table:table-cell>
          <table:table-cell table:style-name="ce2" office:value-type="string">
            <text:p>5 arcmin</text:p>
          </table:table-cell>
          <table:table-cell table:style-name="ce2" office:value-type="string">
            <text:p>2000-2015</text:p>
          </table:table-cell>
          <table:table-cell table:style-name="ce2" office:value-type="string">
            <text:p>Kummu et al., 2018</text:p>
          </table:table-cell>
          <table:table-cell table:style-name="ce2" office:value-type="string">
            <text:p>Asses approximation using GDP PPP const. 2011 int. USD</text:p>
          </table:table-cell>
          <table:table-cell table:style-name="ce4" office:value-type="string">
            <text:p><text:a xlink:href="https://datadryad.org/stash/dataset/doi:10.5061/dryad.dk1j0">https://datadryad.org/stash/dataset/doi:10.5061/dryad.dk1j0</text:a></text:p>
          </table:table-cell>
          <table:table-cell table:style-name="ce5" office:value-type="date" office:date-value="2021-01-07">
            <text:p>2021-01-07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eservoir (water storage)</text:p>
          </table:table-cell>
          <table:table-cell table:style-name="ce2" office:value-type="string">
            <text:p>km²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3" office:value-type="string">
            <text:p><text:a xlink:href="https://doi.org/10.5281/zenodo.4957647">https://doi.org/10.5281/zenodo.4957647</text:a></text:p>
          </table:table-cell>
          <table:table-cell table:style-name="ce5" office:value-type="date" office:date-value="2022-05-17">
            <text:p>2022-05-17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string">
            <text:p>Electric cable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48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ower line</text:p>
          </table:table-cell>
          <table:table-cell table:style-name="ce2" office:value-type="string">
            <text:p>km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49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ower plant</text:p>
          </table:table-cell>
          <table:table-cell table:style-name="ce2" office:value-type="string">
            <text:p>km²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0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ower pole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1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ower tower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2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ommunication tower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3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ommunication mast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4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octor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5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Hospital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6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harmacy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7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imary road</text:p>
          </table:table-cell>
          <table:table-cell table:style-name="ce2" office:value-type="string">
            <text:p>km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8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Tertiary road</text:p>
          </table:table-cell>
          <table:table-cell table:style-name="ce2" office:value-type="string">
            <text:p>km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9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chool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0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University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1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1" table:number-rows-repeated="7">
          <table:table-cell table:style-name="ce2" table:number-columns-repeated="7"/>
          <table:table-cell table:style-name="ce5"/>
          <table:table-cell table:number-columns-repeated="1016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cio-economic dataset" table:style-name="ta2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Socio-economic dataset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Spatial resolution</text:p>
          </table:table-cell>
          <table:table-cell table:style-name="ce1" office:value-type="string">
            <text:p>Temporal resolution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Access Date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opulation density (GHSL)</text:p>
          </table:table-cell>
          <table:table-cell table:style-name="ce2" office:value-type="string">
            <text:p>count/km²</text:p>
          </table:table-cell>
          <table:table-cell table:style-name="ce2" office:value-type="string">
            <text:p>0.5 arcmin</text:p>
          </table:table-cell>
          <table:table-cell table:style-name="ce2" office:value-type="string">
            <text:p>2015, 2015</text:p>
          </table:table-cell>
          <table:table-cell table:style-name="ce2" office:value-type="string">
            <text:p>Schiavina et al., 2019</text:p>
          </table:table-cell>
          <table:table-cell table:style-name="ce2" office:value-type="string">
            <text:p>Population density using population count (GHSL R2019a) and flood extent area</text:p>
          </table:table-cell>
          <table:table-cell table:style-name="ce3" office:value-type="string">
            <text:p><text:a xlink:href="https://ghsl.jrc.ec.europa.eu/datasets.php">https://ghsl.jrc.ec.europa.eu/datasets.php</text:a></text:p>
          </table:table-cell>
          <table:table-cell table:style-name="ce5" office:value-type="date" office:date-value="2022-01-03">
            <text:p>2022-01-03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opulation density (GPW)</text:p>
          </table:table-cell>
          <table:table-cell table:style-name="ce2" office:value-type="string">
            <text:p>count/km²</text:p>
          </table:table-cell>
          <table:table-cell table:style-name="ce2" office:value-type="string">
            <text:p>0.5 arcmin</text:p>
          </table:table-cell>
          <table:table-cell table:style-name="ce2" office:value-type="string">
            <text:p>2000, 2005, 2010, 2015, 2020</text:p>
          </table:table-cell>
          <table:table-cell table:style-name="ce2" office:value-type="string">
            <text:p>CIESIN, 2018b</text:p>
          </table:table-cell>
          <table:table-cell table:style-name="ce2" office:value-type="string">
            <text:p>Population density using population count (Gridded Population of the World v4) and flood extent area</text:p>
          </table:table-cell>
          <table:table-cell table:style-name="ce3" office:value-type="string">
            <text:p><text:a xlink:href="https://sedac.ciesin.columbia.edu/data/collection/gpw-v4">https://sedac.ciesin.columbia.edu/data/collection/gpw-v4</text:a></text:p>
          </table:table-cell>
          <table:table-cell table:style-name="ce5" office:value-type="date" office:date-value="2021-02-15">
            <text:p>2021-02-15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Female population (% of total population)</text:p>
          </table:table-cell>
          <table:table-cell table:style-name="ce2" office:value-type="string">
            <text:p>% of total population</text:p>
          </table:table-cell>
          <table:table-cell table:style-name="ce2" office:value-type="string">
            <text:p>0.5 arcmin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CIESIN, 2018a</text:p>
          </table:table-cell>
          <table:table-cell table:style-name="ce2" office:value-type="string">
            <text:p>Share of female population per grid cell (The Gridded Population of the World, Version 4 (GPWv4): Basic Demographic Characteristics, Revision 11)</text:p>
          </table:table-cell>
          <table:table-cell table:style-name="ce3" office:value-type="string">
            <text:p><text:a xlink:href="https://sedac.ciesin.columbia.edu/data/set/gpw-v4-basic-demographic-characteristics-rev11">https://sedac.ciesin.columbia.edu/data/set/gpw-v4-basic-demographic-characteristics-rev11</text:a></text:p>
          </table:table-cell>
          <table:table-cell table:style-name="ce5" office:value-type="date" office:date-value="2022-10-25">
            <text:p>2022-10-25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opulation ages 0-14 years (% of total population)</text:p>
          </table:table-cell>
          <table:table-cell table:style-name="ce2" office:value-type="string">
            <text:p>% of total population</text:p>
          </table:table-cell>
          <table:table-cell table:style-name="ce2" office:value-type="string">
            <text:p>0.5 arcmin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CIESIN, 2018a</text:p>
          </table:table-cell>
          <table:table-cell table:style-name="ce2" office:value-type="string">
            <text:p>Share of population ages 0-15 years (The Gridded Population of the World, Version 4 (GPWv4): Basic Demographic Characteristics, Revision 11)</text:p>
          </table:table-cell>
          <table:table-cell table:style-name="ce3" office:value-type="string">
            <text:p><text:a xlink:href="https://sedac.ciesin.columbia.edu/data/set/gpw-v4-basic-demographic-characteristics-rev11">https://sedac.ciesin.columbia.edu/data/set/gpw-v4-basic-demographic-characteristics-rev11</text:a></text:p>
          </table:table-cell>
          <table:table-cell table:style-name="ce5" office:value-type="date" office:date-value="2022-10-25">
            <text:p>2022-10-25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opulation ages 65+ years (% of total population)</text:p>
          </table:table-cell>
          <table:table-cell table:style-name="ce2" office:value-type="string">
            <text:p>% of total population</text:p>
          </table:table-cell>
          <table:table-cell table:style-name="ce2" office:value-type="string">
            <text:p>0.5 arcmin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CIESIN, 2018a</text:p>
          </table:table-cell>
          <table:table-cell table:style-name="ce2" office:value-type="string">
            <text:p>Share of population ages 65+ years (The Gridded Population of the World, Version 4 (GPWv4): Basic Demographic Characteristics, Revision 11)</text:p>
          </table:table-cell>
          <table:table-cell table:style-name="ce3" office:value-type="string">
            <text:p><text:a xlink:href="https://sedac.ciesin.columbia.edu/data/set/gpw-v4-basic-demographic-characteristics-rev11">https://sedac.ciesin.columbia.edu/data/set/gpw-v4-basic-demographic-characteristics-rev11</text:a></text:p>
          </table:table-cell>
          <table:table-cell table:style-name="ce5" office:value-type="date" office:date-value="2022-10-25">
            <text:p>2022-10-25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Human development index</text:p>
          </table:table-cell>
          <table:table-cell table:style-name="ce2" office:value-type="string">
            <text:p>-</text:p>
          </table:table-cell>
          <table:table-cell table:style-name="ce2" office:value-type="string">
            <text:p>5 arcmin</text:p>
          </table:table-cell>
          <table:table-cell table:style-name="ce2" office:value-type="string">
            <text:p>2000-2015</text:p>
          </table:table-cell>
          <table:table-cell table:style-name="ce2" office:value-type="string">
            <text:p>Kummu et al., 2018</text:p>
          </table:table-cell>
          <table:table-cell table:style-name="ce2" office:value-type="string">
            <text:p>Based on method introduced 2010 and updated 2011, dimensionless indicator</text:p>
          </table:table-cell>
          <table:table-cell table:style-name="ce8" office:value-type="string">
            <text:p><text:a xlink:href="https://datadryad.org/stash/dataset/doi:10.5061/dryad.dk1j0">https://datadryad.org/stash/dataset/doi:10.5061/dryad.dk1j0</text:a></text:p>
          </table:table-cell>
          <table:table-cell table:style-name="ce5" office:value-type="date" office:date-value="2021-01-07">
            <text:p>2021-01-07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GDP per capita </text:p>
          </table:table-cell>
          <table:table-cell table:style-name="ce2" office:value-type="string">
            <text:p>PPP const. 2011 int. USD</text:p>
          </table:table-cell>
          <table:table-cell table:style-name="ce2" office:value-type="string">
            <text:p>5 arcmin</text:p>
          </table:table-cell>
          <table:table-cell table:style-name="ce2" office:value-type="string">
            <text:p>2000-2015</text:p>
          </table:table-cell>
          <table:table-cell table:style-name="ce2" office:value-type="string">
            <text:p>Kummu et al., 2018</text:p>
          </table:table-cell>
          <table:table-cell table:style-name="ce2" office:value-type="string">
            <text:p>Gross Domestic Production per capita (PPP), in constant 2011 international USD <text:s text:c="23"/></text:p>
          </table:table-cell>
          <table:table-cell table:style-name="ce4" office:value-type="string">
            <text:p><text:a xlink:href="https://datadryad.org/stash/dataset/doi:10.5061/dryad.dk1j0">https://datadryad.org/stash/dataset/doi:10.5061/dryad.dk1j0</text:a></text:p>
          </table:table-cell>
          <table:table-cell table:style-name="ce5" office:value-type="date" office:date-value="2021-01-07">
            <text:p>2021-01-07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Forest cover</text:p>
          </table:table-cell>
          <table:table-cell table:style-name="ce2" office:value-type="string">
            <text:p>% of total area</text:p>
          </table:table-cell>
          <table:table-cell table:style-name="ce2" office:value-type="string">
            <text:p>30 m (resampled to 300 m)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Hansen et al., 2013</text:p>
          </table:table-cell>
          <table:table-cell table:style-name="ce2" office:value-type="string">
            <text:p>Global tree cover data are per grid cell estimates of circa 2010 percent maximum (peak of growing season) tree canopy cover2010 percent maximum (peak of growing season) tree canopy cover</text:p>
          </table:table-cell>
          <table:table-cell table:style-name="ce8" office:value-type="string">
            <text:p><text:a xlink:href="https://glad.umd.edu/dataset/global-2010-tree-cover-30-m">https://glad.umd.edu/dataset/global-2010-tree-cover-30-m</text:a></text:p>
          </table:table-cell>
          <table:table-cell table:style-name="ce5" office:value-type="date" office:date-value="2022-02-22">
            <text:p>2022-02-2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Land use</text:p>
          </table:table-cell>
          <table:table-cell table:style-name="ce2" office:value-type="string">
            <text:p>% of total area</text:p>
          </table:table-cell>
          <table:table-cell table:style-name="ce2" office:value-type="string">
            <text:p>30 arcmin</text:p>
          </table:table-cell>
          <table:table-cell table:style-name="ce2" office:value-type="string">
            <text:p>1901-2019</text:p>
          </table:table-cell>
          <table:table-cell table:style-name="ce2" office:value-type="string">
            <text:p>https://www.isimip.org; Goldewijk, 2016; Hurtt et al., 2020; Monfreda et al., 2008</text:p>
          </table:table-cell>
          <table:table-cell table:style-name="ce2" office:value-type="string">
            <text:p>Data is a merged ISIMIP2a product, more information (https://www.isimip.org/documents/541/ISIMIP2a_protocol_210223.pdf) and access (https://www.isimip.org/gettingstarted/input-data-bias-adjustment/).</text:p>
          </table:table-cell>
          <table:table-cell table:style-name="ce3" office:value-type="string">
            <text:p><text:a xlink:href="https://www.isimip.org/gettingstarted/input-data-bias-adjustment/">https://www.isimip.org/gettingstarted/input-data-bias-adjustment/</text:a></text:p>
          </table:table-cell>
          <table:table-cell table:style-name="ce5" office:value-type="date" office:date-value="2022-02-23">
            <text:p>2022-02-23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Urbanization</text:p>
          </table:table-cell>
          <table:table-cell table:style-name="ce2" office:value-type="string">
            <text:p>% of total area</text:p>
          </table:table-cell>
          <table:table-cell table:style-name="ce2" office:value-type="string">
            <text:p>30 arcmin</text:p>
          </table:table-cell>
          <table:table-cell table:style-name="ce2" office:value-type="string">
            <text:p>1901-2019</text:p>
          </table:table-cell>
          <table:table-cell table:style-name="ce2" office:value-type="string">
            <text:p>https://www.isimip.org; Goldewijk, 2016; Hurtt et al., 2020; Monfreda et al., 2008</text:p>
          </table:table-cell>
          <table:table-cell table:style-name="ce2" office:value-type="string">
            <text:p>Data is a merged ISIMIP2a product, more information (https://www.isimip.org/documents/541/ISIMIP2a_protocol_210223.pdf) and access (https://www.isimip.org/gettingstarted/input-data-bias-adjustment/).</text:p>
          </table:table-cell>
          <table:table-cell table:style-name="ce4" office:value-type="string">
            <text:p><text:a xlink:href="https://www.isimip.org/gettingstarted/input-data-bias-adjustment/">https://www.isimip.org/gettingstarted/input-data-bias-adjustment/</text:a></text:p>
          </table:table-cell>
          <table:table-cell table:style-name="ce5" office:value-type="date" office:date-value="2022-02-23">
            <text:p>2022-02-23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Modeled flood protection</text:p>
          </table:table-cell>
          <table:table-cell table:style-name="ce2" office:value-type="string">
            <text:p>protection against return period in years</text:p>
          </table:table-cell>
          <table:table-cell table:style-name="ce2" office:value-type="string">
            <text:p>1st subnational layer (province)</text:p>
          </table:table-cell>
          <table:table-cell table:style-name="ce2" office:value-type="string">
            <text:p>approx. 2015</text:p>
          </table:table-cell>
          <table:table-cell table:style-name="ce2" office:value-type="string">
            <text:p>Scussolini et al., 2016</text:p>
          </table:table-cell>
          <table:table-cell table:style-name="ce2" office:value-type="string">
            <text:p>Value of river flood protection standard in the Modeled layer from the FLOPROS dataset</text:p>
          </table:table-cell>
          <table:table-cell table:style-name="ce3" office:value-type="string">
            <text:p><text:a xlink:href="https://www.un-spider.org/links-and-resources/data-sources/flopros-evolving-global-database-flood-protection-standards-vrije">https://www.un-spider.org/links-and-resources/data-sources/flopros-evolving-global-database-flood-protection-standards-vrije</text:a></text:p>
          </table:table-cell>
          <table:table-cell table:style-name="ce5" office:value-type="date" office:date-value="2021-04-19">
            <text:p>2021-04-19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Merged flood protection</text:p>
          </table:table-cell>
          <table:table-cell table:style-name="ce2" office:value-type="string">
            <text:p>protection against return period in years</text:p>
          </table:table-cell>
          <table:table-cell table:style-name="ce2" office:value-type="string">
            <text:p>1st subnational layer (province)</text:p>
          </table:table-cell>
          <table:table-cell table:style-name="ce2" office:value-type="string">
            <text:p>approx. 2015</text:p>
          </table:table-cell>
          <table:table-cell table:style-name="ce2" office:value-type="string">
            <text:p>Scussolini et al., 2016</text:p>
          </table:table-cell>
          <table:table-cell table:style-name="ce2" office:value-type="string">
            <text:p>Value of river flood protection standard in the Merged layer (design/policy/modeled layer) from the FLOPROS dataset</text:p>
          </table:table-cell>
          <table:table-cell table:style-name="ce3" office:value-type="string">
            <text:p><text:a xlink:href="https://www.un-spider.org/links-and-resources/data-sources/flopros-evolving-global-database-flood-protection-standards-vrije">https://www.un-spider.org/links-and-resources/data-sources/flopros-evolving-global-database-flood-protection-standards-vrije</text:a></text:p>
          </table:table-cell>
          <table:table-cell table:style-name="ce5" office:value-type="date" office:date-value="2021-04-19">
            <text:p>2021-04-1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Elevatio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000 m</text:p>
          </table:table-cell>
          <table:table-cell table:style-name="ce2" office:value-type="string">
            <text:p>approx. 2010</text:p>
          </table:table-cell>
          <table:table-cell table:style-name="ce2" office:value-type="string">
            <text:p>Amatulli et al., 2018</text:p>
          </table:table-cell>
          <table:table-cell table:style-name="ce7" office:value-type="string">
            <text:p>Elevation</text:p>
          </table:table-cell>
          <table:table-cell table:style-name="ce3" office:value-type="string">
            <text:p>http://www.earthenv.org/topography</text:p>
          </table:table-cell>
          <table:table-cell table:style-name="ce5" office:value-type="date" office:date-value="2022-11-11">
            <text:p>2022-11-1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Slop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000 m</text:p>
          </table:table-cell>
          <table:table-cell table:style-name="ce2" office:value-type="string">
            <text:p>approx. 2010</text:p>
          </table:table-cell>
          <table:table-cell table:style-name="ce2" office:value-type="string">
            <text:p>Amatulli et al., 2018</text:p>
          </table:table-cell>
          <table:table-cell table:style-name="ce2" office:value-type="string">
            <text:p>Slope</text:p>
          </table:table-cell>
          <table:table-cell table:style-name="ce3" office:value-type="string">
            <text:p>http://www.earthenv.org/topography</text:p>
          </table:table-cell>
          <table:table-cell table:style-name="ce5" office:value-type="date" office:date-value="2022-11-11">
            <text:p>2022-11-1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Roughnes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1000 m</text:p>
          </table:table-cell>
          <table:table-cell table:style-name="ce2" office:value-type="string">
            <text:p>approx. 2010</text:p>
          </table:table-cell>
          <table:table-cell table:style-name="ce2" office:value-type="string">
            <text:p>Amatulli et al., 2018</text:p>
          </table:table-cell>
          <table:table-cell table:style-name="ce2" office:value-type="string">
            <text:p>Roughness</text:p>
          </table:table-cell>
          <table:table-cell table:style-name="ce3" office:value-type="string">
            <text:p>http://www.earthenv.org/topography</text:p>
          </table:table-cell>
          <table:table-cell table:style-name="ce5" office:value-type="date" office:date-value="2022-11-11">
            <text:p>2022-11-11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Reservoir (water storage)</text:p>
          </table:table-cell>
          <table:table-cell table:style-name="ce2" office:value-type="string">
            <text:p>km²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3" office:value-type="string">
            <text:p><text:a xlink:href="https://doi.org/10.5281/zenodo.4957647">https://doi.org/10.5281/zenodo.4957647</text:a>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Electric cable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48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ower line</text:p>
          </table:table-cell>
          <table:table-cell table:style-name="ce2" office:value-type="string">
            <text:p>km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49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ower plant</text:p>
          </table:table-cell>
          <table:table-cell table:style-name="ce2" office:value-type="string">
            <text:p>km²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0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ower pole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1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ower tower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2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Communication tower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3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Communication mast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4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Doctor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5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Hospital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6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harmacy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7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Primary road</text:p>
          </table:table-cell>
          <table:table-cell table:style-name="ce2" office:value-type="string">
            <text:p>km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8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Tertiary road</text:p>
          </table:table-cell>
          <table:table-cell table:style-name="ce2" office:value-type="string">
            <text:p>km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59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School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0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University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1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Educatio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2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Energ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3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Health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4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Telecommunicatio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5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Transportatio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6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Wate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Count on entity within grid cell</text:p>
          </table:table-cell>
          <table:table-cell table:style-name="ce2" office:value-type="string">
            <text:p>https://doi.org/10.5281/zenodo.4957667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Critical Infrastructure Total</text:p>
          </table:table-cell>
          <table:table-cell table:style-name="ce2" office:value-type="string">
            <text:p>-</text:p>
          </table:table-cell>
          <table:table-cell table:style-name="ce2" office:value-type="string">
            <text:p>6 arcmin</text:p>
          </table:table-cell>
          <table:table-cell table:style-name="ce2" office:value-type="float" office:value="2022">
            <text:p>2022</text:p>
          </table:table-cell>
          <table:table-cell table:style-name="ce2" office:value-type="string">
            <text:p>Nirandjan et al., 2022</text:p>
          </table:table-cell>
          <table:table-cell table:style-name="ce2" office:value-type="string">
            <text:p>Dimensionless number; summary of all CI variables, some not included in FLODIS, see Nirandjan et al., 2022</text:p>
          </table:table-cell>
          <table:table-cell table:style-name="ce2" office:value-type="string">
            <text:p>https://doi.org/10.5281/zenodo.4957661</text:p>
          </table:table-cell>
          <table:table-cell table:style-name="ce5" office:value-type="date" office:date-value="2022-05-17">
            <text:p>2022-05-17</text:p>
          </table:table-cell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date-style style:name="N120">
      <number:month number:textual="true"/>
      <number:text> </number:text>
      <number:year number:style="long"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26m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5">06/15/2023</text:date>, <text:time>18:1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ffected_20_entity_20_dataset" style:display-name="PageStyle_Affected entity 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o-economic_20_dataset" style:display-name="PageStyle_Socio-economic datas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3-06-15T18:12:21</dc:date>
    <dc:creator>Benedikt Mester</dc:creator>
    <meta:editing-duration>PT1H15M50S</meta:editing-duration>
    <meta:editing-cycles>2</meta:editing-cycles>
    <meta:document-statistic meta:table-count="2" meta:cell-count="456" meta:object-count="0"/>
    <meta:user-defined meta:name=""/>
  </office:meta>
</office:document-meta>
</file>